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b96d" officeooo:paragraph-rsid="001fb96d"/>
    </style:style>
    <style:style style:name="P2" style:family="paragraph" style:parent-style-name="Standard">
      <style:text-properties officeooo:rsid="0020c1de" officeooo:paragraph-rsid="0020c1de"/>
    </style:style>
    <style:style style:name="P3" style:family="paragraph" style:parent-style-name="Standard">
      <style:text-properties officeooo:rsid="002538e1" officeooo:paragraph-rsid="002538e1"/>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22bdbc"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ODO: Fix intro</text:p>
      <text:p text:style-name="P1">DT_Best, unlike naive bias and the base decision tree, is more inclined to misclasify documents as positive, rather than negative, since it has a higher Positive recall. </text:p>
      <text:p text:style-name="P1"/>
      <text:p text:style-name="P1"/>
      <text:p text:style-name="P2">One issue that the tree struggles with is that it is sensitive to certain keywords. For instance, strongly positive words like “good” in a negative review are highly likely to cause a misclassification. One example is line 1175 : <text:span text:style-name="T1">“ camera neg 984.txt this is a good charger - quick and portable . but the battery life of the battery sucks ! <text:s/>” </text:span><text:span text:style-name="T2"><text:s/>The algorithm misclassifies the review as a positive </text:span><text:span text:style-name="T3">rather than negative because of the word “good”. To verify this claim, we can substitute the word good by the word “okay” and rerun the algorythm. With the word “good” substituted by the word “okay”, the machine correctly classifies the above mentioned review as a negative one, implying that the word good has a significant effect in the decision making of the machin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8T04:22:12.669347293</meta:creation-date>
    <dc:date>2021-02-18T06:47:24.481719005</dc:date>
    <meta:editing-duration>PT1H19M40S</meta:editing-duration>
    <meta:editing-cycles>2</meta:editing-cycles>
    <meta:generator>LibreOffice/6.1.5.2$Linux_X86_64 LibreOffice_project/10$Build-2</meta:generator>
    <meta:document-statistic meta:table-count="0" meta:image-count="0" meta:object-count="0" meta:page-count="1" meta:paragraph-count="3" meta:word-count="164" meta:character-count="954" meta:non-whitespace-character-count="789"/>
  </office:meta>
</office:document-meta>
</file>